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Send and Recv</text:p>
          </table:table-cell>
          <table:table-cell table:number-columns-repeated="4"/>
          <table:table-cell office:value-type="string" calcext:value-type="string">
            <text:p>Sendrecv</text:p>
          </table:table-cell>
          <table:table-cell office:value-type="string" calcext:value-type="string">
            <text:p>Little difference</text:p>
          </table:table-cell>
          <table:table-cell table:number-columns-repeated="3"/>
          <table:table-cell office:value-type="string" calcext:value-type="string">
            <text:p>Ssend</text:p>
          </table:table-cell>
          <table:table-cell table:number-columns-repeated="4"/>
          <table:table-cell office:value-type="string" calcext:value-type="string">
            <text:p>Send pointers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Cores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Cores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Cores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53413" calcext:value-type="float">
            <text:p>0.0953413</text:p>
          </table:table-cell>
          <table:table-cell office:value-type="float" office:value="2.6198847" calcext:value-type="float">
            <text:p>2.6198847</text:p>
          </table:table-cell>
          <table:table-cell office:value-type="float" office:value="8.5966787" calcext:value-type="float">
            <text:p>8.59667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2285" calcext:value-type="float">
            <text:p>0.092285</text:p>
          </table:table-cell>
          <table:table-cell office:value-type="float" office:value="3.0478749" calcext:value-type="float">
            <text:p>3.0478749</text:p>
          </table:table-cell>
          <table:table-cell office:value-type="float" office:value="8.600514167" calcext:value-type="float">
            <text:p>8.6005141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17015" calcext:value-type="float">
            <text:p>0.0917015</text:p>
          </table:table-cell>
          <table:table-cell office:value-type="float" office:value="2.820139" calcext:value-type="float">
            <text:p>2.820139</text:p>
          </table:table-cell>
          <table:table-cell office:value-type="float" office:value="8.533375222" calcext:value-type="float">
            <text:p>8.5333752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12" calcext:value-type="float">
            <text:p>0.0912</text:p>
          </table:table-cell>
          <table:table-cell office:value-type="float" office:value="2.593" calcext:value-type="float">
            <text:p>2.593</text:p>
          </table:table-cell>
          <table:table-cell office:value-type="float" office:value="8.547" calcext:value-type="float">
            <text:p>8.5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49326" calcext:value-type="float">
            <text:p>0.0549326</text:p>
          </table:table-cell>
          <table:table-cell office:value-type="float" office:value="1.6431807" calcext:value-type="float">
            <text:p>1.6431807</text:p>
          </table:table-cell>
          <table:table-cell office:value-type="float" office:value="3.5605958" calcext:value-type="float">
            <text:p>3.56059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68426" calcext:value-type="float">
            <text:p>0.0568426</text:p>
          </table:table-cell>
          <table:table-cell office:value-type="float" office:value="1.6241173" calcext:value-type="float">
            <text:p>1.6241173</text:p>
          </table:table-cell>
          <table:table-cell office:value-type="float" office:value="3.4956904" calcext:value-type="float">
            <text:p>3.49569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0031" calcext:value-type="float">
            <text:p>0.030031</text:p>
          </table:table-cell>
          <table:table-cell office:value-type="float" office:value="1.0119041" calcext:value-type="float">
            <text:p>1.0119041</text:p>
          </table:table-cell>
          <table:table-cell office:value-type="float" office:value="2.494594857" calcext:value-type="float">
            <text:p>2.4945948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247954" calcext:value-type="float">
            <text:p>0.0247954</text:p>
          </table:table-cell>
          <table:table-cell office:value-type="float" office:value="1.0034796" calcext:value-type="float">
            <text:p>1.0034796</text:p>
          </table:table-cell>
          <table:table-cell office:value-type="float" office:value="2.425032286" calcext:value-type="float">
            <text:p>2.4250322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25254" calcext:value-type="float">
            <text:p>0.025254</text:p>
          </table:table-cell>
          <table:table-cell office:value-type="float" office:value="0.6942446" calcext:value-type="float">
            <text:p>0.6942446</text:p>
          </table:table-cell>
          <table:table-cell office:value-type="float" office:value="2.4248373" calcext:value-type="float">
            <text:p>2.42483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698" calcext:value-type="float">
            <text:p>0.698</text:p>
          </table:table-cell>
          <table:table-cell office:value-type="float" office:value="2.425" calcext:value-type="float">
            <text:p>2.4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0139" calcext:value-type="float">
            <text:p>0.0140139</text:p>
          </table:table-cell>
          <table:table-cell office:value-type="float" office:value="0.5514808" calcext:value-type="float">
            <text:p>0.5514808</text:p>
          </table:table-cell>
          <table:table-cell office:value-type="float" office:value="1.966211" calcext:value-type="float">
            <text:p>1.9662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6142444" calcext:value-type="float">
            <text:p>0.016142444</text:p>
          </table:table-cell>
          <table:table-cell office:value-type="float" office:value="0.561585" calcext:value-type="float">
            <text:p>0.561585</text:p>
          </table:table-cell>
          <table:table-cell office:value-type="float" office:value="1.9551454" calcext:value-type="float">
            <text:p>1.95514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47154" calcext:value-type="float">
            <text:p>0.0147154</text:p>
          </table:table-cell>
          <table:table-cell office:value-type="float" office:value="0.568653" calcext:value-type="float">
            <text:p>0.568653</text:p>
          </table:table-cell>
          <table:table-cell office:value-type="float" office:value="1.963458143" calcext:value-type="float">
            <text:p>1.9634581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30101" calcext:value-type="float">
            <text:p>0.0130101</text:p>
          </table:table-cell>
          <table:table-cell office:value-type="float" office:value="0.5467449" calcext:value-type="float">
            <text:p>0.5467449</text:p>
          </table:table-cell>
          <table:table-cell office:value-type="float" office:value="1.948204625" calcext:value-type="float">
            <text:p>1.948204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97368" calcext:value-type="float">
            <text:p>0.0097368</text:p>
          </table:table-cell>
          <table:table-cell office:value-type="float" office:value="0.521281" calcext:value-type="float">
            <text:p>0.521281</text:p>
          </table:table-cell>
          <table:table-cell office:value-type="float" office:value="1.9501418" calcext:value-type="float">
            <text:p>1.95014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97885" calcext:value-type="float">
            <text:p>0.0097885</text:p>
          </table:table-cell>
          <table:table-cell office:value-type="float" office:value="0.5226957" calcext:value-type="float">
            <text:p>0.5226957</text:p>
          </table:table-cell>
          <table:table-cell office:value-type="float" office:value="1.954976" calcext:value-type="float">
            <text:p>1.9549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104706" calcext:value-type="float">
            <text:p>0.0104706</text:p>
          </table:table-cell>
          <table:table-cell office:value-type="float" office:value="0.5308171" calcext:value-type="float">
            <text:p>0.5308171</text:p>
          </table:table-cell>
          <table:table-cell office:value-type="float" office:value="1.9473577" calcext:value-type="float">
            <text:p>1.947357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93146" calcext:value-type="float">
            <text:p>0.0093146</text:p>
          </table:table-cell>
          <table:table-cell office:value-type="float" office:value="0.5195173" calcext:value-type="float">
            <text:p>0.5195173</text:p>
          </table:table-cell>
          <table:table-cell office:value-type="float" office:value="1.948430857" calcext:value-type="float">
            <text:p>1.9484308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5186" calcext:value-type="float">
            <text:p>0.0095186</text:p>
          </table:table-cell>
          <table:table-cell office:value-type="float" office:value="0.5590044" calcext:value-type="float">
            <text:p>0.5590044</text:p>
          </table:table-cell>
          <table:table-cell office:value-type="float" office:value="2.090822" calcext:value-type="float">
            <text:p>2.09082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88412" calcext:value-type="float">
            <text:p>0.0088412</text:p>
          </table:table-cell>
          <table:table-cell office:value-type="float" office:value="0.5229406" calcext:value-type="float">
            <text:p>0.5229406</text:p>
          </table:table-cell>
          <table:table-cell office:value-type="float" office:value="1.9449948" calcext:value-type="float">
            <text:p>1.944994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84709" calcext:value-type="float">
            <text:p>0.0084709</text:p>
          </table:table-cell>
          <table:table-cell office:value-type="float" office:value="0.5586249" calcext:value-type="float">
            <text:p>0.5586249</text:p>
          </table:table-cell>
          <table:table-cell office:value-type="float" office:value="2.0807578" calcext:value-type="float">
            <text:p>2.08075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87339" calcext:value-type="float">
            <text:p>0.0087339</text:p>
          </table:table-cell>
          <table:table-cell office:value-type="float" office:value="0.5593643" calcext:value-type="float">
            <text:p>0.5593643</text:p>
          </table:table-cell>
          <table:table-cell office:value-type="float" office:value="2.0830173" calcext:value-type="float">
            <text:p>2.083017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8955" calcext:value-type="float">
            <text:p>0.0078955</text:p>
          </table:table-cell>
          <table:table-cell office:value-type="float" office:value="0.5382643" calcext:value-type="float">
            <text:p>0.5382643</text:p>
          </table:table-cell>
          <table:table-cell office:value-type="float" office:value="1.9532628" calcext:value-type="float">
            <text:p>1.95326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78937" calcext:value-type="float">
            <text:p>0.0078937</text:p>
          </table:table-cell>
          <table:table-cell office:value-type="float" office:value="0.535629" calcext:value-type="float">
            <text:p>0.535629</text:p>
          </table:table-cell>
          <table:table-cell office:value-type="float" office:value="1.9545597" calcext:value-type="float">
            <text:p>1.95455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84336" calcext:value-type="float">
            <text:p>0.0084336</text:p>
          </table:table-cell>
          <table:table-cell office:value-type="float" office:value="0.5500127" calcext:value-type="float">
            <text:p>0.5500127</text:p>
          </table:table-cell>
          <table:table-cell office:value-type="float" office:value="1.9741996" calcext:value-type="float">
            <text:p>1.974199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75388" calcext:value-type="float">
            <text:p>0.0075388</text:p>
          </table:table-cell>
          <table:table-cell office:value-type="float" office:value="0.5365688" calcext:value-type="float">
            <text:p>0.5365688</text:p>
          </table:table-cell>
          <table:table-cell office:value-type="float" office:value="1.9547005" calcext:value-type="float">
            <text:p>1.9547005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3"/>
          <table:table-cell office:value-type="float" office:value="2.622274" calcext:value-type="float">
            <text:p>2.62227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612215" calcext:value-type="float">
            <text:p>2.61221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636166" calcext:value-type="float">
            <text:p>2.63616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586214" calcext:value-type="float">
            <text:p>2.58621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557674" calcext:value-type="float">
            <text:p>2.55767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546953" calcext:value-type="float">
            <text:p>2.54695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571311" calcext:value-type="float">
            <text:p>2.57131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5699" calcext:value-type="float">
            <text:p>2.569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617637" calcext:value-type="float">
            <text:p>2.61763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605726" calcext:value-type="float">
            <text:p>2.605726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AVERAGE([.D26:.D35])" office:value-type="float" office:value="2.592607" calcext:value-type="float">
            <text:p>2.592607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3:18:50.875717677</meta:creation-date>
    <dc:date>2018-12-14T13:20:32.889439532</dc:date>
    <meta:editing-duration>PT27M28S</meta:editing-duration>
    <meta:editing-cycles>6</meta:editing-cycles>
    <meta:generator>LibreOffice/5.1.6.2$Linux_X86_64 LibreOffice_project/10m0$Build-2</meta:generator>
    <meta:document-statistic meta:table-count="1" meta:cell-count="174" meta:object-count="0"/>
  </office:meta>
</office:document-meta>
</file>